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line-height="100%" fo:text-align="end" style:justify-single-word="false"/>
    </style:style>
    <style:style style:name="P3" style:family="paragraph" style:parent-style-name="Standard">
      <style:paragraph-properties fo:line-height="100%" fo:text-align="end" style:justify-single-word="false"/>
      <style:text-properties style:language-complex="he" style:country-complex="IL"/>
    </style:style>
    <style:style style:name="P4" style:family="paragraph" style:parent-style-name="Standard">
      <style:paragraph-properties fo:background-color="#d9d9d9">
        <style:background-image/>
      </style:paragraph-properties>
    </style:style>
    <style:style style:name="P5" style:family="paragraph" style:parent-style-name="Text_20_body">
      <style:text-properties fo:language="en" fo:country="US"/>
    </style:style>
    <style:style style:name="P6" style:family="paragraph" style:parent-style-name="Text_20_body">
      <style:text-properties fo:font-size="11pt" style:font-size-asian="11pt" style:font-size-complex="11pt"/>
    </style:style>
    <style:style style:name="P7" style:family="paragraph" style:parent-style-name="Text_20_body">
      <style:text-properties fo:font-size="11pt" fo:language="bg" fo:country="BG" style:font-size-asian="11pt" style:font-size-complex="11pt"/>
    </style:style>
    <style:style style:name="P8" style:family="paragraph" style:parent-style-name="Text_20_body">
      <style:text-properties fo:font-size="11pt" fo:language="en" fo:country="US" style:font-size-asian="11pt" style:font-size-complex="11pt"/>
    </style:style>
    <style:style style:name="P9" style:family="paragraph" style:parent-style-name="Text_20_body">
      <style:text-properties fo:language="bg" fo:country="BG"/>
    </style:style>
    <style:style style:name="P10" style:family="paragraph" style:parent-style-name="Standard" style:master-page-name="Standard">
      <style:paragraph-properties style:page-number="auto" fo:background-color="#d9d9d9">
        <style:background-image/>
      </style:paragraph-properties>
    </style:style>
    <style:style style:name="P11" style:family="paragraph" style:parent-style-name="Heading_20_2">
      <style:text-properties fo:font-size="11pt" style:font-size-asian="11pt" style:font-size-complex="11pt"/>
    </style:style>
    <style:style style:name="P12" style:family="paragraph" style:parent-style-name="Heading_20_2">
      <style:text-properties style:language-complex="he" style:country-complex="IL"/>
    </style:style>
    <style:style style:name="P13" style:family="paragraph" style:parent-style-name="Text_20_body">
      <style:text-properties fo:font-size="11pt" fo:language="bg" fo:country="BG" style:font-size-asian="11pt" style:font-size-complex="11pt"/>
    </style:style>
    <style:style style:name="P14" style:family="paragraph" style:parent-style-name="Text_20_body">
      <style:text-properties fo:font-size="11pt" style:font-size-asian="11pt" style:font-size-complex="11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fo:background-color="#ffff00" style:font-weight-asian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language="en" fo:country="US" fo:font-weight="bold" fo:background-color="#ffff00" style:font-weight-asian="bold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fo:font-style="italic" style:font-style-asian="italic" style:language-complex="he" style:country-complex="IL" style:font-style-complex="italic"/>
    </style:style>
    <style:style style:name="T8" style:family="text">
      <style:text-properties fo:language="en" fo:country="US" style:language-complex="he" style:country-complex="IL"/>
    </style:style>
    <style:style style:name="T9" style:family="text">
      <style:text-properties fo:background-color="#ffff00"/>
    </style:style>
    <style:style style:name="T10" style:family="text">
      <style:text-properties fo:font-style="italic" fo:background-color="#ffff00" style:font-style-asian="italic"/>
    </style:style>
    <style:style style:name="T11" style:family="text">
      <style:text-properties fo:font-style="italic" style:font-style-asian="italic" style:language-complex="he" style:country-complex="IL" style:font-style-complex="italic"/>
    </style:style>
    <style:style style:name="T12" style:family="text">
      <style:text-properties fo:font-size="12pt" style:font-size-asian="12pt"/>
    </style:style>
    <style:style style:name="T13" style:family="text">
      <style:text-properties fo:font-size="12pt" fo:font-weight="bold" style:font-size-asian="12pt" style:font-weight-asian="bold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fo:font-size="11pt" fo:language="en" fo:country="US" style:font-size-asian="11pt" style:font-size-complex="11pt"/>
    </style:style>
    <style:style style:name="T16" style:family="text">
      <style:text-properties fo:font-size="11pt" fo:language="bg" fo:country="BG" style:font-size-asian="11pt" style:font-size-complex="11pt"/>
    </style:style>
    <style:style style:name="T17" style:family="text">
      <style:text-properties style:language-complex="he" style:country-complex="IL"/>
    </style:style>
    <style:style style:name="T18" style:family="text">
      <style:text-properties fo:language="bg" fo:country="BG"/>
    </style:style>
    <style:style style:name="T19" style:family="text">
      <style:text-properties fo:language="bg" fo:country="BG" fo:font-style="italic" fo:background-color="#ffff00" style:font-style-asian="italic"/>
    </style:style>
    <style:style style:name="T20" style:family="text">
      <style:text-properties fo:language="bg" fo:country="BG" fo:font-weight="bold" fo:background-color="#ffff00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Имена:</text:span><text:span text:style-name="T4"> </text:span><text:s/><text:span text:style-name="T9">Константин Евгениев Димитров</text:span><text:tab/><text:tab/><text:tab/><text:tab/><text:span text:style-name="T1">фн:</text:span> <text:span text:style-name="T6"><text:s/></text:span><text:span text:style-name="T19">61081</text:span></text:p>
      <text:p text:style-name="P4"><text:span text:style-name="T1">Начална година:</text:span> <text:span text:style-name="T10">20</text:span><text:span text:style-name="T19">08</text:span><text:span text:style-name="T1"><text:tab/><text:tab/>Програма: <text:s/></text:span><text:span text:style-name="T9">бакалавър, (СИ)</text:span><text:tab/><text:span text:style-name="T1">Курс:<text:tab/></text:span><text:span text:style-name="T4"> </text:span><text:span text:style-name="T1">4</text:span> <text:s/><text:span text:style-name="T3"><text:line-break/></text:span><text:span text:style-name="T1">Тема: <text:s/>Създаване (генериране) и оценяване на домашни за курса по <text:s/>уеб технологии</text:span><text:span text:style-name="T4"><text:line-break/></text:span><text:span text:style-name="T1">Дата: <text:s/></text:span><text:span text:style-name="T2">20</text:span><text:span text:style-name="T5">1</text:span><text:span text:style-name="T20">9</text:span><text:span text:style-name="T2">-</text:span><text:span text:style-name="T20">07</text:span><text:span text:style-name="T2">-05</text:span><text:span text:style-name="T1"> <text:tab/><text:tab/>Предмет: </text:span><text:span text:style-name="T4">wwwTech20</text:span><text:span text:style-name="T5">18_19_10ed_SI_</text:span><text:span text:style-name="T4">summer</text:span><text:span text:style-name="T1"><text:tab/>имейл: </text:span><text:span text:style-name="T4">k.e.dimitrov@gmail.com</text:span></text:p>
      <text:p text:style-name="P1"><text:span text:style-name="T13">преподавател:</text:span><text:span text:style-name="T12"> доц. д-р Милен Петров</text:span></text:p>
      <text:list xml:id="list763539974739142387" text:style-name="Outline">
        <text:list-item>
          <text:p text:style-name="Heading_20_1">ТЕМА: Създаване (генериране) и оценяване на домашни за курса по <text:s/>уеб технологии</text:p>
        </text:list-item>
      </text:list>
      <text:p text:style-name="Text_20_body"><text:s/><text:tab/>(чрез използване на готова система за изпълнение на код - phix)</text:p>
      <text:list xml:id="list29357017" text:continue-numbering="true" text:style-name="Outline">
        <text:list-item>
          <text:list>
            <text:list-item>
              <text:h text:style-name="P11" text:outline-level="2">1. Условие </text:h>
            </text:list-item>
          </text:list>
        </text:list-item>
      </text:list>
      <text:p text:style-name="Text_20_body"><text:span text:style-name="T14">Създаване (генериране) и оценяване на домашни за курса по <text:s/>уеб технологии</text:span></text:p>
      <text:p text:style-name="Text_20_body"><text:span text:style-name="T14"><text:s/>(чрез използване на готова система за изпълнение на код - phix)</text:span></text:p>
      <text:list xml:id="list29371868" text:continue-numbering="true" text:style-name="Outline">
        <text:list-item>
          <text:list>
            <text:list-item>
              <text:h text:style-name="P11" text:outline-level="2">2. Въведение</text:h>
            </text:list-item>
          </text:list>
        </text:list-item>
      </text:list>
      <text:p text:style-name="Text_20_body"><text:span text:style-name="T16">Системата </text:span><text:span text:style-name="T15">phix </text:span><text:span text:style-name="T16">за </text:span><text:span text:style-name="T15">php <text:s/></text:span><text:span text:style-name="T16">не е <text:s/>обновявана от 8 години и не може да тръгне. <text:s/></text:span></text:p>
      <text:list xml:id="list29373697" text:continue-numbering="true" text:style-name="Outline">
        <text:list-item>
          <text:list>
            <text:list-item>
              <text:h text:style-name="P11" text:outline-level="2">4. Използвани технологии</text:h>
            </text:list-item>
          </text:list>
        </text:list-item>
      </text:list>
      <text:p text:style-name="P6">Функционални харектеристики:</text:p>
      <text:p text:style-name="P6">Създаване на потребител</text:p>
      <text:p text:style-name="P8">Login</text:p>
      <text:p text:style-name="P7">Предаване на домашно</text:p>
      <text:p text:style-name="P6">Не функционални харектеристики:</text:p>
      <text:p text:style-name="Text_20_body"><text:span text:style-name="T14">Има три слойна архитектура : </text:span><text:span text:style-name="T15">model view page. Page </text:span><text:span text:style-name="T16">замества </text:span><text:span text:style-name="T15">controller</text:span></text:p>
      <text:p text:style-name="P5"><text:span text:style-name="T14">Single page </text:span><text:span text:style-name="T16">приложение разработено с помоща на </text:span><text:span text:style-name="T14">REST </text:span><text:span text:style-name="T16">архитектура.</text:span></text:p>
      <text:p text:style-name="P7">Конфигурациите са изнесени в оделен файл configuration.php</text:p>
      <text:list xml:id="list29357699" text:continue-numbering="true" text:style-name="Outline">
        <text:list-item>
          <text:list>
            <text:list-item>
              <text:h text:style-name="P11" text:outline-level="2">5. Инсталация и настройки </text:h>
            </text:list-item>
          </text:list>
        </text:list-item>
      </text:list>
      <text:p text:style-name="P6"><text:span text:style-name="T18">Настройките се правят в configuration.php</text:span></text:p>
      <text:list xml:id="list29362653" text:continue-numbering="true" text:style-name="Outline">
        <text:list-item>
          <text:list>
            <text:list-item>
              <text:h text:style-name="P11" text:outline-level="2">7. Примерни данни </text:h>
            </text:list-item>
          </text:list>
        </text:list-item>
      </text:list>
      <text:p text:style-name="P6"/>
      <text:p text:style-name="P6">В системата има една примерна задача <text:s/>с следното условие</text:p>
      <text:p text:style-name="Text_20_body"><text:span text:style-name="T14">Напишете програма която изкарва на конзолата това:<text:line-break/>10 + 7 = 17<text:line-break/>10 - 7 = 3<text:line-break/></text:span><text:span text:style-name="T14">10 * 7 = 70<text:line-break/>10 / 7 = 1.4285714285714<text:line-break/>10 % 7 = 3 </text:span></text:p>
      <text:p text:style-name="P6"><text:soft-page-break/></text:p>
      <text:p text:style-name="P6">Този код се приема за правилно решение</text:p>
      <text:p text:style-name="P6">&lt;?php </text:p>
      <text:p text:style-name="P6">$x = 10;</text:p>
      <text:p text:style-name="P6">$y = 7;</text:p>
      <text:p text:style-name="P6"><text:s text:c="8"/>echo $x.' + '.$y.' = '.($x+$y)."\n";</text:p>
      <text:p text:style-name="P6">echo $x.' - '.$y.' = '.($x-$y)."\n";</text:p>
      <text:p text:style-name="P6">echo $x.' * '.$y.' = '.($x*$y)."\n";</text:p>
      <text:p text:style-name="P6">echo $x.' / '.$y.' = '.($x/$y)."\n";</text:p>
      <text:p text:style-name="P6">echo $x.' % '.$y.' = '.($x%$y)."\n";</text:p>
      <text:p text:style-name="P6"><text:s/>?&gt;</text:p>
      <text:list xml:id="list29356572" text:continue-numbering="true" text:style-name="Outline">
        <text:list-item>
          <text:list>
            <text:list-item>
              <text:h text:style-name="P11" text:outline-level="2">8. Описание на програмния код</text:h>
            </text:list-item>
          </text:list>
        </text:list-item>
      </text:list>
      <text:p text:style-name="Text_20_body"><text:span text:style-name="T14">В началната стараница </text:span><text:span text:style-name="T15">webTest.php</text:span><text:span text:style-name="T14"> се </text:span><text:span text:style-name="T15">include </text:span><text:span text:style-name="T16">всички </text:span><text:span text:style-name="T15">php </text:span><text:span text:style-name="T16">файлове. Всичко нужно се качва в масива с глобалните променливи $GLOBALS. Най-вече </text:span><text:span text:style-name="T15">Pages Views Models . </text:span></text:p>
      <text:p text:style-name="P7">Изпратения от студента код се записва в <text:s/>оделен файл. </text:p>
      <text:list xml:id="list29365426" text:continue-numbering="true" text:style-name="Outline">
        <text:list-item>
          <text:list>
            <text:list-item>
              <text:h text:style-name="P11" text:outline-level="2">9. Приноси на студента, ограничения и възможности за бъдещо разширение </text:h>
            </text:list-item>
          </text:list>
        </text:list-item>
      </text:list>
      <text:p text:style-name="P6">Написах сам целия код.</text:p>
      <text:p text:style-name="P6">Планове:</text:p>
      <text:p text:style-name="Text_20_body"><text:span text:style-name="T14">Изпълнениео на потребиелския код трябва да в </text:span><text:span text:style-name="T15">docker </text:span><text:span text:style-name="T16">контейнер.</text:span></text:p>
      <text:p text:style-name="Text_20_body"><text:span text:style-name="T16">Да се ползват </text:span><text:span text:style-name="T15">php Unit test.</text:span></text:p>
      <text:p text:style-name="P9"><text:span text:style-name="T14">Да се сложи </text:span><text:span text:style-name="T15">java script</text:span><text:span text:style-name="T14"> ситема за показване на код в браузер https://prismjs.com/</text:span></text:p>
      <text:list xml:id="list29365363" text:continue-numbering="true" text:style-name="Outline">
        <text:list-item>
          <text:list>
            <text:list-item>
              <text:h text:style-name="P11" text:outline-level="2">10. Какво научих</text:h>
            </text:list-item>
          </text:list>
        </text:list-item>
      </text:list>
      <text:p text:style-name="Text_20_body"><text:span text:style-name="T14">Научих много </text:span><text:span text:style-name="T15">php </text:span><text:span text:style-name="T16">функции за който не знаех че съществуват.</text:span></text:p>
      <text:p text:style-name="P5"><text:span text:style-name="T14">Eval </text:span><text:span text:style-name="T16">Взима за аргумет стринг и го изпълнява като код.</text:span></text:p>
      <text:p text:style-name="P7">call_user_func_array Взима за аргумент функция и масив и извиква функцияа с стойностите от масива.</text:p>
      <text:p text:style-name="P7">Добавянето на функция към вече създаден клас е реализирано чрез Closure</text:p>
      <text:p text:style-name="Text_20_body"><text:span text:style-name="T16">и извикването на такава функция става с допълнителни скоби </text:span><text:span text:style-name="T15">($obj-&gt;fuction)(arg)</text:span></text:p>
      <text:p text:style-name="Text_20_body"><text:span text:style-name="T15"/></text:p>
      <text:p text:style-name="P2"><text:span text:style-name="T17">Предал </text:span><text:span text:style-name="T8">(</text:span><text:span text:style-name="T17">подпис): ………………………….</text:span></text:p>
      <text:p text:style-name="P2"><text:span text:style-name="T17">/</text:span><text:span text:style-name="T11">фн, имена</text:span><text:span text:style-name="T7">, </text:span><text:span text:style-name="T11">спец., група</text:span><text:span text:style-name="T17">/</text:span></text:p>
      <text:p text:style-name="P3">Приел (подпис): ………………………….</text:p>
      <text:p text:style-name="P2"><text:span text:style-name="T17">/доц. </text:span><text:span text:style-name="T11">Милен Петров</text:span><text:span text:style-name="T17">/</text:span></text:p>
      <text:list xml:id="list29373023" text:continue-numbering="true" text:style-name="Outline">
        <text:list-item>
          <text:list>
            <text:list-item>
              <text:h text:style-name="P12" text:outline-level="2"><text:soft-page-break/></text:h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bg" fo:country="BG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bg" fo:country="BG" style:font-name-asian="Times New Roma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 style:font-name-complex="Times New Roman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list-style-name="Outline" style:class="text">
      <style:paragraph-properties fo:margin-top="0.847cm" fo:margin-bottom="0cm" fo:keep-together="always" fo:keep-with-next="always"/>
      <style:text-properties fo:color="#365f91" style:font-name="Cambria"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top="0.353cm" fo:margin-bottom="0cm" fo:keep-together="always" fo:keep-with-next="always"/>
      <style:text-properties fo:color="#4f81bd" style:font-name="Cambria" fo:font-size="13pt" fo:font-weight="bold" style:font-size-asian="13pt" style:font-weight-asian="bold" style:font-size-complex="13pt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Outline" style:class="text">
      <style:paragraph-properties fo:margin-top="0.353cm" fo:margin-bottom="0cm" fo:keep-together="always" fo:keep-with-next="always"/>
      <style:text-properties fo:color="#4f81bd" style:font-name="Cambria"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1" style:list-style-name="Outline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mbria" fo:font-size="14pt" fo:font-weight="bold" style:font-size-asian="14pt" style:font-weight-asian="bold" style:font-name-complex="Times New Roman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size="13pt" fo:font-weight="bold" style:font-size-asian="13pt" style:font-weight-asian="bold" style:font-name-complex="Times New Roman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mbria" fo:font-weight="bold" style:font-weight-asian="bold" style:font-name-complex="Times New Roman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font-name-complex="Times New Roman" style:language-complex="zxx" style:country-complex="none"/>
    </style:style>
    <style:style style:name="ListLabel_20_1" style:display-name="ListLabel 1" style:family="text">
      <style:text-properties style:font-name-complex="Times New Roman"/>
    </style:style>
    <text:outline-style style:name="Outline">
      <text:outline-level-style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ilen Petrov</meta:initial-creator>
    <meta:editing-cycles>7</meta:editing-cycles>
    <meta:print-date>2012-12-17T09:00:00</meta:print-date>
    <meta:creation-date>2018-05-31T14:39:00</meta:creation-date>
    <dc:date>2019-07-07T09:15:27.54</dc:date>
    <meta:editing-duration>PT6H23M31S</meta:editing-duration>
    <meta:generator>OpenOffice/4.1.5$Win32 OpenOffice.org_project/415m1$Build-9789</meta:generator>
    <meta:document-statistic meta:table-count="0" meta:image-count="0" meta:object-count="0" meta:page-count="3" meta:paragraph-count="53" meta:word-count="394" meta:character-count="2519"/>
    <meta:user-defined meta:name="AppVersion">16.0000</meta:user-defined>
    <meta:user-defined meta:name="Company">Sofia Unviersit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